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style:text-autospace="none"/>
    </style:style>
    <style:style style:name="P4" style:family="paragraph">
      <style:paragraph-properties fo:text-align="center"/>
      <style:text-properties fo:color="#000000" fo:font-size="12pt" fo:text-shadow="none" style:font-size-asian="12pt" style:font-size-complex="12pt"/>
    </style:style>
    <style:style style:name="P5" style:family="paragraph">
      <style:paragraph-properties fo:text-align="center"/>
      <style:text-properties fo:color="#000000"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style:text-outline="false" style:text-line-through-style="none" style:text-line-through-type="none" style:font-name="Courier New1" fo:font-size="12pt" fo:font-style="normal" fo:text-shadow="none" style:text-underline-style="none" fo:font-weight="normal" style:letter-kerning="true" style:font-name-asian="Courier New1" style:font-size-asian="12pt" style:font-style-asian="normal" style:font-weight-asian="normal" style:font-name-complex="Courier New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ourier New1" fo:font-size="12pt" fo:font-style="normal" fo:text-shadow="none" style:text-underline-style="none" style:letter-kerning="true" style:font-name-asian="Courier New1" style:font-size-asian="12pt" style:font-style-asian="normal" style:font-name-complex="Courier New1" style:font-size-complex="12pt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Courier New1" fo:font-size="12pt" fo:font-style="normal" fo:text-shadow="none" style:text-underline-style="none" fo:font-weight="bold" style:letter-kerning="true" style:font-name-asian="Courier New1" style:font-size-asian="12pt" style:font-style-asian="normal" style:font-weight-asian="bold" style:font-name-complex="Courier New1" style:font-size-complex="1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3.97cm" svg:height="1.27cm" svg:x="3.54cm" svg:y="1cm">
          <text:p text:style-name="P1"><text:span text:style-name="T1">Class FormulaOperation</text:span></text:p>
        </draw:rect>
        <draw:rect draw:style-name="gr1" draw:text-style-name="P4" draw:layer="layout" svg:width="13.97cm" svg:height="4.445cm" svg:x="3.54cm" svg:y="2.27cm">
          <text:p text:style-name="P3"><text:span text:style-name="T2">+addFormula добавление формулы</text:span><text:span text:style-name="T2"><text:line-break/></text:span><text:span text:style-name="T2"> +deleteFormula удаление формулы</text:span><text:span text:style-name="T2"><text:line-break/></text:span><text:span text:style-name="T2"> +createFormula создание формулы</text:span><text:span text:style-name="T2"><text:line-break/></text:span><text:span text:style-name="T2"> +updateFormula изменение формулы</text:span><text:span text:style-name="T2"><text:line-break/></text:span><text:span text:style-name="T2"> +replaceValueInExpression замена </text:span></text:p>
          <text:p text:style-name="P3"><text:span text:style-name="T2">значения формулой</text:span><text:span text:style-name="T2"><text:line-break/></text:span><text:span text:style-name="T2"> +findNextPositionVarInExpression() ищет следующую </text:span></text:p>
          <text:p text:style-name="P3"><text:span text:style-name="T2">позицию в строке с необъявленной переменной</text:span><text:span text:style-name="T2"><text:line-break/></text:span><text:span text:style-name="T2"> +Calculation Функция выполнения расчета</text:span></text:p>
        </draw:rect>
        <draw:rect draw:style-name="gr1" draw:text-style-name="P2" draw:layer="layout" svg:width="11.43cm" svg:height="1.27cm" svg:x="6.08cm" svg:y="7.35cm">
          <text:p text:style-name="P1"><text:span text:style-name="T1">Class FormulaExeption</text:span></text:p>
        </draw:rect>
        <draw:rect draw:style-name="gr1" draw:text-style-name="P4" draw:layer="layout" svg:width="11.43cm" svg:height="1.27cm" svg:x="6.08cm" svg:y="10.525cm">
          <text:p><text:span text:style-name="T2">+ __construct</text:span><text:span text:style-name="T2"><text:line-break/></text:span><text:span text:style-name="T2"> + writeIntoLog запись исключения в лог</text:span></text:p>
        </draw:rect>
        <draw:rect draw:style-name="gr1" draw:text-style-name="P5" draw:layer="layout" svg:width="11.43cm" svg:height="1.905cm" svg:x="6.08cm" svg:y="8.62cm">
          <text:p text:style-name="P3"><text:span text:style-name="T3">-message string;</text:span><text:span text:style-name="T3"><text:line-break/></text:span><text:span text:style-name="T3">-code string;</text:span><text:span text:style-name="T3"><text:line-break/></text:span><text:span text:style-name="T3">-file string;</text:span><text:span text:style-name="T3"><text:line-break/></text:span><text:span text:style-name="T3">-</text:span><text:span text:style-name="T2">line string;</text:span></text:p>
        </draw:rect>
        <draw:rect draw:style-name="gr1" draw:text-style-name="P2" draw:layer="layout" svg:width="13.335cm" svg:height="1.27cm" svg:x="4.175cm" svg:y="12.43cm">
          <text:p text:style-name="P1"><text:span text:style-name="T1">Class Formula</text:span></text:p>
        </draw:rect>
        <draw:rect draw:style-name="gr1" draw:text-style-name="P4" draw:layer="layout" svg:width="13.335cm" svg:height="3.175cm" svg:x="4.175cm" svg:y="15.605cm">
          <text:p text:style-name="P3"><text:span text:style-name="T2">+ getFormulaById($id int) <text:s/></text:span><text:span text:style-name="T2"><text:line-break/></text:span><text:span text:style-name="T2">+ checkFormulaSyntax(string) проверка</text:span></text:p>
          <text:p text:style-name="P3"><text:span text:style-name="T2"><text:s/></text:span><text:span text:style-name="T2">синтаксиса формулы</text:span><text:span text:style-name="T2"><text:line-break/></text:span><text:span text:style-name="T2">+ getAllFormuls($db resourse) получение формул</text:span></text:p>
          <text:p text:style-name="P3"><text:span text:style-name="T2">+ doCalculation(array) начало выполнения</text:span></text:p>
          <text:p text:style-name="P3"><text:span text:style-name="T2"><text:s/></text:span><text:span text:style-name="T2">расчета</text:span></text:p>
        </draw:rect>
        <draw:rect draw:style-name="gr1" draw:text-style-name="P5" draw:layer="layout" svg:width="13.335cm" svg:height="1.905cm" svg:x="4.175cm" svg:y="13.7cm">
          <text:p text:style-name="P3"><text:span text:style-name="T2">-const ="$"; якорь переменной в выражении</text:span><text:span text:style-name="T2"><text:line-break/></text:span><text:span text:style-name="T2">-formulaArray array</text:span><text:span text:style-name="T2"><text:line-break/></text:span><text:span text:style-name="T2">-formulaCount int</text:span><text:span text:style-name="T2"><text:line-break/></text:span><text:span text:style-name="T2">-expressionString string</text:span></text:p>
        </draw:rect>
        <draw:rect draw:style-name="gr1" draw:text-style-name="P2" draw:layer="layout" svg:width="12.7cm" svg:height="1.27cm" svg:x="4.81cm" svg:y="19.415cm">
          <text:p text:style-name="P1"><text:span text:style-name="T1">Class WriterResults</text:span></text:p>
        </draw:rect>
        <draw:rect draw:style-name="gr1" draw:text-style-name="P4" draw:layer="layout" svg:width="12.7cm" svg:height="1.27cm" svg:x="4.81cm" svg:y="21.955cm">
          <text:p text:style-name="P3"><text:span text:style-name="T2">+__construct</text:span></text:p>
          <text:p text:style-name="P3"><text:span text:style-name="T2">+WriteIntoTable вывод результата в таблицу</text:span></text:p>
          <text:p text:style-name="P3"><text:span text:style-name="T2">+WriteIntoPdf вывод результата в pdf</text:span></text:p>
        </draw:rect>
        <draw:rect draw:style-name="gr1" draw:text-style-name="P5" draw:layer="layout" svg:width="12.7cm" svg:height="1.27cm" svg:x="4.81cm" svg:y="20.685cm">
          <text:p text:style-name="P3"><text:span text:style-name="T2">-ItemExpendeture array</text:span></text:p>
        </draw:rect>
      </draw:page>
      <draw:page draw:name="page2" draw:style-name="dp1" draw:master-page-name="Default">
        <draw:rect draw:style-name="gr1" draw:text-style-name="P2" draw:layer="layout" svg:width="11.43cm" svg:height="1.27cm" svg:x="5.445cm" svg:y="2.27cm">
          <text:p text:style-name="P1"><text:span text:style-name="T1">Class InputParameters</text:span></text:p>
        </draw:rect>
        <draw:rect draw:style-name="gr1" draw:text-style-name="P4" draw:layer="layout" svg:width="11.43cm" svg:height="1.27cm" svg:x="5.445cm" svg:y="7.35cm">
          <text:p text:style-name="P3"><text:span text:style-name="T2">+Construct() инициализация параметров</text:span></text:p>
          <text:p text:style-name="P3"><text:span text:style-name="T2">+getParametres() получение всех параметров</text:span></text:p>
        </draw:rect>
        <draw:rect draw:style-name="gr1" draw:text-style-name="P5" draw:layer="layout" svg:width="11.43cm" svg:height="3.81cm" svg:x="5.445cm" svg:y="3.54cm">
          <text:p text:style-name="P3"><text:span text:style-name="T2">-height int</text:span></text:p>
          <text:p text:style-name="P3"><text:span text:style-name="T2">-Width int</text:span></text:p>
          <text:p text:style-name="P3"><text:span text:style-name="T2">-Thick float</text:span></text:p>
          <text:p text:style-name="P3"><text:span text:style-name="T2">-type_board int</text:span></text:p>
          <text:p text:style-name="P3"><text:span text:style-name="T2">-Count int</text:span></text:p>
          <text:p text:style-name="P3"><text:span text:style-name="T2">-is_masked boolean</text:span></text:p>
          <text:p text:style-name="P3"><text:span text:style-name="T2">-is_marked boolean</text:span></text:p>
          <text:p text:style-name="P3"><text:span text:style-name="T2"/></text:p>
        </draw:rect>
        <draw:rect draw:style-name="gr1" draw:text-style-name="P2" draw:layer="layout" svg:width="11.43cm" svg:height="1.27cm" svg:x="5.445cm" svg:y="9.255cm">
          <text:p text:style-name="P1"><text:span text:style-name="T1">Class Database</text:span></text:p>
        </draw:rect>
        <draw:rect draw:style-name="gr1" draw:text-style-name="P4" draw:layer="layout" svg:width="11.43cm" svg:height="3.175cm" svg:x="5.445cm" svg:y="13.065cm">
          <text:p text:style-name="P3"><text:span text:style-name="T2"><text:s/></text:span><text:span text:style-name="T2">+ __construct </text:span><text:span text:style-name="T2"><text:line-break/></text:span><text:span text:style-name="T2"> + dbConnect подключение к БД</text:span><text:span text:style-name="T2"><text:line-break/></text:span><text:span text:style-name="T2"> + dbClose закрытие подключения к БД</text:span></text:p>
          <text:p text:style-name="P3"><text:span text:style-name="T2"><text:s/></text:span><text:span text:style-name="T2">+ printSqlQuery вывод запроса</text:span></text:p>
          <text:p text:style-name="P3"><text:span text:style-name="T4"><text:s/></text:span><text:span text:style-name="T4">+ </text:span><text:span text:style-name="T2">doQuery выполнение запроса</text:span></text:p>
          <text:p text:style-name="P3"><text:span text:style-name="T2"/></text:p>
        </draw:rect>
        <draw:rect draw:style-name="gr1" draw:text-style-name="P5" draw:layer="layout" svg:width="11.43cm" svg:height="2.54cm" svg:x="5.445cm" svg:y="10.525cm">
          <text:p text:style-name="P3"><text:span text:style-name="T2">-username</text:span><text:span text:style-name="T2"><text:line-break/></text:span><text:span text:style-name="T2">-password</text:span><text:span text:style-name="T2"><text:line-break/></text:span><text:span text:style-name="T2">-connectString</text:span><text:span text:style-name="T2"><text:line-break/></text:span><text:span text:style-name="T2">-port</text:span></text:p>
        </draw:rect>
        <draw:rect draw:style-name="gr1" draw:text-style-name="P2" draw:layer="layout" svg:width="11.43cm" svg:height="1.27cm" svg:x="5.445cm" svg:y="17.51cm">
          <text:p text:style-name="P1"><text:span text:style-name="T1">Class СheckerFormulSyntax</text:span><text:span text:style-name="T1"><text:tab/></text:span></text:p>
        </draw:rect>
        <draw:rect draw:style-name="gr1" draw:text-style-name="P4" draw:layer="layout" svg:width="11.43cm" svg:height="1.905cm" svg:x="5.445cm" svg:y="20.05cm">
          <text:p text:style-name="P3"><text:span text:style-name="T2">+CheckOrderOperation проверка порядка </text:span></text:p>
          <text:p text:style-name="P3"><text:span text:style-name="T2">операций</text:span></text:p>
          <text:p text:style-name="P3"><text:span text:style-name="T2">+CheckVariableExist проверка</text:span></text:p>
          <text:p text:style-name="P3"><text:span text:style-name="T2"><text:s/></text:span><text:span text:style-name="T2">существует ли переменная</text:span></text:p>
        </draw:rect>
        <draw:rect draw:style-name="gr1" draw:text-style-name="P5" draw:layer="layout" svg:width="11.43cm" svg:height="1.27cm" svg:x="5.445cm" svg:y="18.78cm">
          <text:p text:style-name="P3"><text:span text:style-name="T2">-RegularExpressions array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4T11:40:22.695000000</meta:creation-date>
    <dc:date>2014-12-25T10:46:24.601000000</dc:date>
    <meta:editing-duration>PT26M57S</meta:editing-duration>
    <meta:editing-cycles>6</meta:editing-cycles>
    <meta:generator>LibreOffice/4.2.1.1$Windows_x86 LibreOffice_project/d7dbbd7842e6a58b0f521599204e827654e1fb8b</meta:generator>
    <meta:document-statistic meta:object-count="20"/>
  </office:meta>
</office:document-meta>
</file>